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0000001D6EB52C7248AD5C7E3.png" manifest:media-type="image/png"/>
  <manifest:file-entry manifest:full-path="Pictures/100000000000035C00000256ED231C9095175C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x="0cm" svg:y="-0.36cm" svg:width="17cm" svg:height="10.855cm" draw:z-index="0"><draw:image xlink:href="Pictures/10000000000002E0000001D6EB52C7248AD5C7E3.png" xlink:type="simple" xlink:show="embed" xlink:actuate="onLoad" draw:mime-type="image/png"/></draw:frame></text:p>
      <text:p text:style-name="Standard"/>
      <text:p text:style-name="Standard"><draw:frame draw:style-name="fr2" draw:name="Bild2" text:anchor-type="char" svg:x="0cm" svg:y="0.116cm" svg:width="17cm" svg:height="10.855cm" draw:z-index="1"><draw:image xlink:href="Pictures/10000000000002E0000001D6EB52C7248AD5C7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3" text:anchor-type="char" svg:width="17cm" svg:height="11.82cm" draw:z-index="2"><draw:image xlink:href="Pictures/100000000000035C00000256ED231C9095175C1C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26T17:24:14.216000000</dc:date>
    <meta:editing-duration>PT2M15S</meta:editing-duration>
    <meta:editing-cycles>3</meta:editing-cycles>
    <meta:document-statistic meta:table-count="0" meta:image-count="3" meta:object-count="0" meta:page-count="2" meta:paragraph-count="0" meta:word-count="0" meta:character-count="0" meta:non-whitespace-character-count="0"/>
  </office:meta>
</office:document-meta>
</file>